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sponseBuilderTests.cop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sponseBuilder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seeOt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sponseBuilderTests.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sponseBuilderTests.var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erverResponseBuild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sponseBuilderTests.unprocessabl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temporaryRe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sponseBuilder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sponseBuilderTests.notModifie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erverResponseBuilderTests.fro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erverResponseBuilderTests.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Tests.bodyObjec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sponseBuilderTests.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erverResponseBuilderTests.buildVoid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sponseBuilderTests.permanentRe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sponseBuilderTests.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sponseBuilder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sponseBuilderTests.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sponseBuilderTests.cacheControl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Tests.overwrit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